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C0000007FBA878A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logo" text:anchor-type="paragraph" svg:width="2.011cm" svg:height="3.36cm" draw:z-index="0"><draw:image xlink:href="Pictures/100002010000004C0000007FBA878AB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泽泽 李</meta:initial-creator>
    <meta:creation-date>2019-09-19T09:03:18.31</meta:creation-date>
    <meta:document-statistic meta:table-count="0" meta:image-count="1" meta:object-count="0" meta:page-count="1" meta:paragraph-count="0" meta:word-count="0" meta:character-count="0"/>
    <dc:date>2019-09-19T09:03:47.64</dc:date>
    <dc:creator>泽泽 李</dc:creator>
    <meta:editing-duration>PT29S</meta:editing-duration>
    <meta:editing-cycles>1</meta:editing-cycles>
    <meta:generator>OpenOffice/4.1.6$Win32 OpenOffice.org_project/416m1$Build-9790</meta:generator>
  </office:meta>
</office:document-meta>
</file>